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86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495cm" presentation:class="title" presentation:user-transformed="true">
          <draw:text-box>
            <text:p text:style-name="P1"><text:span text:style-name="T1">Lléname Señ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86cm" svg:x="0cm" svg:y="0cm" presentation:class="title" presentation:user-transformed="true">
          <draw:text-box>
            <text:p text:style-name="P3"><text:span text:style-name="T2">Como el ciervo busca por las aguas</text:span><text:span text:style-name="T2"><text:line-break/></text:span><text:span text:style-name="T2">Así clama mi alma por ti, Señor</text:span><text:span text:style-name="T2"><text:line-break/></text:span><text:span text:style-name="T2">Día y noche yo tengo sed de ti</text:span><text:span text:style-name="T2"><text:line-break/></text:span><text:span text:style-name="T2">Y solo a ti buscaré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86cm" svg:x="0cm" svg:y="0cm" presentation:class="title" presentation:user-transformed="true">
          <draw:text-box>
            <text:p text:style-name="P3"><text:span text:style-name="T2">Lléname, lléname, Señor</text:span><text:span text:style-name="T2"><text:line-break/></text:span><text:span text:style-name="T2">Dame más, más de tu amor</text:span><text:span text:style-name="T2"><text:line-break/></text:span><text:span text:style-name="T2">Yo tengo sed solo de ti</text:span><text:span text:style-name="T2"><text:line-break/></text:span><text:span text:style-name="T2">Lléname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2T18:18:43.578000000</meta:creation-date>
    <dc:date>2023-02-02T18:21:42.565000000</dc:date>
    <meta:editing-duration>PT3M</meta:editing-duration>
    <meta:editing-cycles>1</meta:editing-cycles>
    <meta:document-statistic meta:object-count="30"/>
    <meta:generator>Real_Office/6.2.3.2$Windows_x86 LibreOffice_project/b40a93cffb3080b9876e40c60e03703e9bd35612</meta:generator>
  </office:meta>
</office:document-meta>
</file>